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08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bj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g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9-27</text:p>
          </table:table-cell>
          <table:table-cell office:value-type="string" calcext:value-type="string">
            <text:p>bg_screen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bg_character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bj_processing_during_h_blank_perio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8kb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6k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32kb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isplay_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graphics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vram_displa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main_memory_displa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d_display_forced_blan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128_horizontal_dot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256_horizontal_dots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1d_mapping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d_mapp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_mapp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d_graphic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d_graphic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text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affine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affine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extended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extended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extended2_extended3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d_large_screen_256_color_bitmap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_a_matching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ing_a_matching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side_h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ing_h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side_v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ring_v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v_counter_valu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0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20-19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18-16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12-11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wram</text:p>
          </table:table-cell>
          <table:table-cell office:value-type="string" calcext:value-type="string">
            <text:p>25-24</text:p>
          </table:table-cell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g</text:p>
          </table:table-cell>
          <table:table-cell office:value-type="string" calcext:value-type="string">
            <text:p>20-19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g</text:p>
          </table:table-cell>
          <table:table-cell office:value-type="string" calcext:value-type="string">
            <text:p>18-16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f</text:p>
          </table:table-cell>
          <table:table-cell office:value-type="string" calcext:value-type="string">
            <text:p>12-11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f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i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h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_output_destin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to_lower__b_to_upp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_output_destin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to_upper__b_to_low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geometry_eng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geometry_eng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rendering_eng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rendering_eng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DLINES_COUNT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rendered_lines_mi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PHA_TEST_REF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comparison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29-24</text:p>
          </table:table-cell>
          <table:table-cell office:value-type="string" calcext:value-type="string">
            <text:p>clear_polygon_id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lpha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EAR_DEPTH</text:p>
          </table:table-cell>
          <table:table-cell/>
          <table:table-cell office:value-type="string" calcext:value-type="string">
            <text:p>14-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0x7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RIMAGE_OFFSE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y_offse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RIMAGE_OFFSE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x_offse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clear_im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clear_im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olygon_list_ram_and_vertex_ram_ov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lor_buffer_und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fog_shif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ending_using_pixel_color_value_and_alpha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ending_using_only_pixel_alpha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edge_mark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edge_mark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nti_alia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nti_alia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bl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bl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oon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n_shad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oon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light_shad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exture_ma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exture_ma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osition_and_vector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POP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number_of_pops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STORE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RESTORE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COOR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t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COOR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s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XY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XY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XZ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XZ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YZ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YZ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LYGON_ATTR</text:p>
          </table:table-cell>
          <table:table-cell/>
          <table:table-cell office:value-type="string" calcext:value-type="string">
            <text:p>29-24</text:p>
          </table:table-cell>
          <table:table-cell office:value-type="string" calcext:value-type="string">
            <text:p>polygon_id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YGON_ATTR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lpha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o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o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depth_test_cond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der_when_depth_value_is_smaller_than_buffer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depth_test_cond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der_when_depth_value_is_equal_to_buffer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one_dot_poly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_not_rend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one_dot_poly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ar_plane_interse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ar_plane_interse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translucent_depth_value_up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_not_updat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translucent_depth_value_up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front_su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front_su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back_surf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back_surf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deca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oon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do_not_transform_texture_coordinate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texcoord_sourc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normal_sourc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vextex_source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palette_color0_transparenc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lette_sett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palette_color0_transparenc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ways_transpare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no_textur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a3i5_transluce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4_color_palet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16_color_palet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256_color_palett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4x4_texel_compressed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a5i3_translucent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direct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8_texel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6_texel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32_texel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64_texel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28_texels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256_texels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512_texels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024_texels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8_texel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6_texel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32_texel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64_texel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28_texels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256_texels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512_texels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024_texels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_not_flip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_not_flip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_not_repea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_not_repea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texture_starting_address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PLTT_BASE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1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30-26</text:p>
          </table:table-cell>
          <table:table-cell office:value-type="string" calcext:value-type="string">
            <text:p>ambient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25-21</text:p>
          </table:table-cell>
          <table:table-cell office:value-type="string" calcext:value-type="string">
            <text:p>ambient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mbient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 office:value-type="string" calcext:value-type="string">
            <text:p>vertex_col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_not_set_vertex_colo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_AMB</text:p>
          </table:table-cell>
          <table:table-cell office:value-type="string" calcext:value-type="string">
            <text:p>vertex_col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t_diffuse_reflection_color_as_vertex_colo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diffuse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ffuse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ffuse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30-26</text:p>
          </table:table-cell>
          <table:table-cell office:value-type="string" calcext:value-type="string">
            <text:p>emission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25-21</text:p>
          </table:table-cell>
          <table:table-cell office:value-type="string" calcext:value-type="string">
            <text:p>emission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emission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 office:value-type="string" calcext:value-type="string">
            <text:p>shinine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_EMI</text:p>
          </table:table-cell>
          <table:table-cell office:value-type="string" calcext:value-type="string">
            <text:p>shinine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specular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specular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pecular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31-30</text:p>
          </table:table-cell>
          <table:table-cell office:value-type="string" calcext:value-type="string">
            <text:p>light_number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decimal_z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decimal_y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decimal_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31-30</text:p>
          </table:table-cell>
          <table:table-cell office:value-type="string" calcext:value-type="string">
            <text:p>light_number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4x_3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4x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4x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4x_0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quadrilatera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riangle_strip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quadrilateral_strip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depth_bu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depth_bu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translucent_polygon_y_sor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_sor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translucent_polygon_y_sor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al_sor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decimal_z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decimal_y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decimal_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half_ful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eometry_engine_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ss_than_half_ful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command_fifo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erflow_or_und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jection_stack_lev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string" calcext:value-type="string">
            <text:p>12-8</text:p>
          </table:table-cell>
          <table:table-cell office:value-type="string" calcext:value-type="string">
            <text:p>position_and_vector_stack_lev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_statu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_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STRAM_COUNT</text:p>
          </table:table-cell>
          <table:table-cell/>
          <table:table-cell office:value-type="string" calcext:value-type="string">
            <text:p>11-0</text:p>
          </table:table-cell>
          <table:table-cell office:value-type="string" calcext:value-type="string">
            <text:p>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RAM_COUNT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long_rectangl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tall_rectangl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translucent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obj_window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bitmap_obj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5-14</text:p>
          </table:table-cell>
          <table:table-cell office:value-type="string" calcext:value-type="string">
            <text:p>obj_size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3-9</text:p>
          </table:table-cell>
          <table:table-cell office:value-type="string" calcext:value-type="string">
            <text:p>affine_transformation_parameter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1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5-12</text:p>
          </table:table-cell>
          <table:table-cell office:value-type="string" calcext:value-type="string">
            <text:p>color_parameter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display_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character_name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01:30:29.4350484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00:01:01.452411487</meta:creation-date>
    <dc:date>2024-09-03T12:51:23.847426860</dc:date>
    <meta:editing-duration>PT22H24M22S</meta:editing-duration>
    <meta:editing-cycles>57</meta:editing-cycles>
    <meta:generator>LibreOffice/7.6.7.2$Linux_X86_64 LibreOffice_project/60$Build-2</meta:generator>
    <meta:document-statistic meta:table-count="1" meta:cell-count="1801" meta:object-count="0"/>
  </office:meta>
</office:document-meta>
</file>